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8.902cm" svg:height="13.3cm" svg:x="1.098cm" svg:y="1.1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in Walker</meta:initial-creator>
    <meta:creation-date>2013-08-21T20:51:37</meta:creation-date>
    <dc:date>2013-08-21T20:53:05</dc:date>
    <dc:creator>Iain Walker</dc:creator>
    <meta:editing-duration>P0D</meta:editing-duration>
    <meta:editing-cycles>1</meta:editing-cycles>
    <meta:document-statistic meta:object-count="1"/>
    <meta:generator>LibreOffice/3.6$Linux_X86_64 LibreOffice_project/58f22d5-270d05a-e2abed1-ea17a85-9b57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903cm" svg:height="13.301cm" xlink:href="." xlink:type="simple" chart:class="chart:scatter" chart:style-name="ch1">
        <chart:title svg:x="5.359cm" svg:y="0.402cm" chart:style-name="ch2">
          <text:p>Average Monthly Impact vs Overall Impact</text:p>
        </chart:title>
        <chart:subtitle svg:x="6.034cm" svg:y="1.447cm" chart:style-name="ch3">
          <text:p>Sampled from Random Twitter Profiles</text:p>
        </chart:subtitle>
        <chart:legend chart:legend-position="end" svg:x="17.195cm" svg:y="6.351cm" style:legend-expansion="high" chart:style-name="ch4"/>
        <chart:plot-area chart:style-name="ch5" chart:data-source-has-labels="both" svg:x="1.389cm" svg:y="2.662cm" svg:width="15.05cm" svg:height="9.392cm">
          <chartooo:coordinate-region svg:x="2.01cm" svg:y="2.861cm" svg:width="14.149cm" svg:height="8.546cm"/>
          <chart:axis chart:dimension="x" chart:name="primary-x" chart:style-name="ch6" chartooo:axis-type="auto">
            <chart:title svg:x="7.335cm" svg:y="12.32cm" chart:style-name="ch7">
              <text:p>Overall Impact Factor</text:p>
            </chart:title>
            <chart:categories table:cell-range-address="local-table.$A$2:.$A$599"/>
          </chart:axis>
          <chart:axis chart:dimension="y" chart:name="primary-y" chart:style-name="ch6">
            <chart:title svg:x="0.451cm" svg:y="9.598cm" chart:style-name="ch8">
              <text:p>Average Monthly Impact Factor</text:p>
            </chart:title>
            <chart:grid chart:style-name="ch9" chart:class="major"/>
          </chart:axis>
          <chart:series chart:style-name="ch10" chart:values-cell-range-address="local-table.$C$2:.$C$599" chart:label-cell-address="local-table.$C$1" chart:class="chart:scatter">
            <chart:domain table:cell-range-address="local-table.$B$2:.$B$599"/>
            <chart:data-point chart:repeated="59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overal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">
                <text:p>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">
                <text:p>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">
                <text:p>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">
                <text:p>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2">
                <text:p>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3">
                <text:p>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89">
                <text:p>1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9">
                <text:p>7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1">
                <text:p>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">
                <text:p>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">
                <text:p>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90">
                <text:p>2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58f22d5-270d05a-e2abed1-ea17a85-9b5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